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ndale Mono" svg:font-family="'Andale Mono', 'Lucida Console', 'Courier New', Courier, monospace"/>
    <style:font-face style:name="OpenSymbol" svg:font-family="OpenSymbol"/>
    <style:font-face style:name="Times New Roman3" svg:font-family="'Times New Roman'"/>
    <style:font-face style:name="Trebuchet MS" svg:font-family="'Trebuchet MS', Helvetica, Jamrul, sans-serif"/>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Bold" svg:font-family="'Times New Roman,Bol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WW8Num1"/>
    <style:style style:name="P2" style:family="paragraph" style:parent-style-name="Standard">
      <style:text-properties style:font-name="Times New Roman2" fo:font-size="12pt" style:font-name-asian="Times New Roman2" style:font-size-asian="12pt" style:font-name-complex="Times New Roman2" style:font-size-complex="12pt"/>
    </style:style>
    <style:style style:name="P3" style:family="paragraph" style:parent-style-name="Standard" style:list-style-name="WW8Num1">
      <style:text-properties fo:color="#000000" style:font-size-complex="10pt"/>
    </style:style>
    <style:style style:name="P4" style:family="paragraph" style:parent-style-name="Standard">
      <style:paragraph-properties fo:text-align="justify" style:justify-single-word="false"/>
    </style:style>
    <style:style style:name="P5" style:family="paragraph" style:parent-style-name="Standard">
      <style:text-properties fo:font-size="10pt" style:font-size-asian="10pt"/>
    </style:style>
    <style:style style:name="P6" style:family="paragraph" style:parent-style-name="Standard" style:list-style-name="WW8Num2">
      <style:paragraph-properties fo:margin-left="1.884cm" fo:margin-right="0cm" fo:text-indent="-0.635cm" style:auto-text-indent="false">
        <style:tab-stops>
          <style:tab-stop style:position="1.884cm"/>
        </style:tab-stops>
      </style:paragraph-properties>
      <style:text-properties fo:font-size="10pt" fo:font-style="italic" style:font-size-asian="10pt" style:font-style-asian="italic" style:font-style-complex="italic"/>
    </style:style>
    <style:style style:name="P7" style:family="paragraph" style:parent-style-name="Standard">
      <style:paragraph-properties fo:margin-left="1.27cm" fo:margin-right="0cm" fo:text-align="justify" style:justify-single-word="false" fo:text-indent="0cm" style:auto-text-indent="false"/>
    </style:style>
    <style:style style:name="P8" style:family="paragraph" style:parent-style-name="Standard">
      <style:paragraph-properties fo:margin-left="1.244cm" fo:margin-right="0cm" fo:text-align="justify" style:justify-single-word="false" fo:text-indent="0cm" style:auto-text-indent="false"/>
    </style:style>
    <style:style style:name="P9" style:family="paragraph" style:parent-style-name="Standard">
      <style:paragraph-properties fo:margin-left="1.249cm" fo:margin-right="0cm" fo:text-indent="0cm" style:auto-text-indent="false"/>
    </style:style>
    <style:style style:name="P10" style:family="paragraph" style:parent-style-name="Standard">
      <style:paragraph-properties fo:margin-left="1.249cm" fo:margin-right="0cm" fo:text-indent="0cm" style:auto-text-indent="false"/>
      <style:text-properties fo:font-style="italic" style:font-style-asian="italic" style:font-style-complex="italic"/>
    </style:style>
    <style:style style:name="P11" style:family="paragraph" style:parent-style-name="Standard">
      <style:paragraph-properties fo:margin-left="1.217cm" fo:margin-right="0cm" fo:text-align="justify" style:justify-single-word="false" fo:orphans="2" fo:widows="2" fo:text-indent="0cm" style:auto-text-indent="false"/>
      <style:text-properties fo:font-variant="normal" fo:text-transform="none" fo:color="#222222" style:font-name="Times New Roman3" fo:font-size="12pt" fo:letter-spacing="normal" fo:font-style="normal" fo:font-weight="normal" style:font-size-asian="12pt" style:font-style-asian="normal" style:font-size-complex="12pt" style:font-style-complex="normal"/>
    </style:style>
    <style:style style:name="P12" style:family="paragraph" style:parent-style-name="Standard">
      <style:paragraph-properties fo:margin-left="1.27cm" fo:margin-right="0.026cm" fo:text-align="justify" style:justify-single-word="false" fo:text-indent="0cm" style:auto-text-indent="false"/>
    </style:style>
    <style:style style:name="P13" style:family="paragraph" style:parent-style-name="Standard">
      <style:paragraph-properties fo:margin-left="0.318cm" fo:margin-right="0cm" fo:text-indent="0cm" style:auto-text-indent="false"/>
    </style:style>
    <style:style style:name="P14" style:family="paragraph" style:parent-style-name="Standard">
      <style:paragraph-properties fo:margin-left="1.863cm" fo:margin-right="0cm" fo:text-indent="0cm" style:auto-text-indent="false"/>
    </style:style>
    <style:style style:name="P15"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Trebuchet MS" fo:font-size="9pt" fo:letter-spacing="normal" fo:font-style="normal" fo:font-weight="normal"/>
    </style:style>
    <style:style style:name="P16" style:family="paragraph" style:parent-style-name="Text_20_body">
      <style:paragraph-properties fo:margin-left="0cm" fo:margin-right="0cm" fo:margin-top="0cm" fo:margin-bottom="0cm" fo:orphans="2" fo:widows="2" fo:text-indent="0cm" style:auto-text-indent="false" fo:padding="0cm" fo:border="none"/>
    </style:style>
    <style:style style:name="P17" style:family="paragraph" style:parent-style-name="Text_20_body" style:list-style-name="L3">
      <style:paragraph-properties fo:margin-left="0cm" fo:margin-right="0.794cm" fo:margin-top="0cm" fo:margin-bottom="0cm" style:line-height-at-least="0.476cm" fo:orphans="2" fo:widows="2" fo:text-indent="0cm" style:auto-text-indent="false" fo:padding="0cm" fo:border="none"/>
      <style:text-properties fo:font-variant="normal" fo:text-transform="none" fo:color="#000000" style:font-name="Trebuchet MS" fo:font-size="9pt" fo:letter-spacing="normal" fo:font-style="normal" fo:font-weight="normal"/>
    </style:style>
    <style:style style:name="P18" style:family="paragraph" style:parent-style-name="Text_20_body" style:list-style-name="L4">
      <style:paragraph-properties fo:margin-left="0cm" fo:margin-right="0.794cm" fo:margin-top="0cm" fo:margin-bottom="0cm" style:line-height-at-least="0.476cm" fo:orphans="2" fo:widows="2" fo:text-indent="0cm" style:auto-text-indent="false" fo:padding="0cm" fo:border="none"/>
      <style:text-properties fo:font-variant="normal" fo:text-transform="none" fo:color="#000000" style:font-name="Trebuchet MS" fo:font-size="9pt" fo:letter-spacing="normal" fo:font-style="normal" fo:font-weight="normal"/>
    </style:style>
    <style:style style:name="P19" style:family="paragraph" style:parent-style-name="Text_20_body" style:list-style-name="L5">
      <style:paragraph-properties fo:margin-left="0cm" fo:margin-right="0.794cm" fo:margin-top="0cm" fo:margin-bottom="0cm" style:line-height-at-least="0.476cm" fo:orphans="2" fo:widows="2" fo:text-indent="0cm" style:auto-text-indent="false" fo:padding="0cm" fo:border="none"/>
      <style:text-properties fo:font-variant="normal" fo:text-transform="none" fo:color="#000000" style:font-name="Trebuchet MS" fo:font-size="9pt" fo:letter-spacing="normal" fo:font-style="normal" fo:font-weight="normal"/>
    </style:style>
    <style:style style:name="P20" style:family="paragraph" style:parent-style-name="Text_20_body" style:list-style-name="L6">
      <style:paragraph-properties fo:margin-left="0cm" fo:margin-right="0.794cm" fo:margin-top="0cm" fo:margin-bottom="0cm" style:line-height-at-least="0.476cm" fo:orphans="2" fo:widows="2" fo:text-indent="0cm" style:auto-text-indent="false" fo:padding="0cm" fo:border="none"/>
      <style:text-properties fo:font-variant="normal" fo:text-transform="none" fo:color="#000000" style:font-name="Trebuchet MS" fo:font-size="9pt" fo:letter-spacing="normal" fo:font-style="normal" fo:font-weight="normal"/>
    </style:style>
    <style:style style:name="P21" style:family="paragraph" style:parent-style-name="Text_20_body" style:list-style-name="L7">
      <style:paragraph-properties fo:margin-left="0cm" fo:margin-right="0.794cm" fo:margin-top="0cm" fo:margin-bottom="0cm" style:line-height-at-least="0.476cm" fo:orphans="2" fo:widows="2" fo:text-indent="0cm" style:auto-text-indent="false" fo:padding="0cm" fo:border="none"/>
      <style:text-properties fo:font-variant="normal" fo:text-transform="none" fo:color="#000000" style:font-name="Trebuchet MS" fo:font-size="9pt" fo:letter-spacing="normal" fo:font-style="normal" fo:font-weight="normal"/>
    </style:style>
    <style:style style:name="P22" style:family="paragraph" style:parent-style-name="Text_20_body" style:list-style-name="L8">
      <style:paragraph-properties fo:margin-left="0cm" fo:margin-right="0.794cm" fo:margin-top="0cm" fo:margin-bottom="0cm" style:line-height-at-least="0.476cm" fo:orphans="2" fo:widows="2" fo:text-indent="0cm" style:auto-text-indent="false" fo:padding="0cm" fo:border="none"/>
      <style:text-properties fo:font-variant="normal" fo:text-transform="none" fo:color="#000000" style:font-name="Trebuchet MS" fo:font-size="9pt" fo:letter-spacing="normal" fo:font-style="normal" fo:font-weight="normal"/>
    </style:style>
    <style:style style:name="P23" style:family="paragraph" style:parent-style-name="Text_20_body" style:list-style-name="L9">
      <style:paragraph-properties fo:margin-left="0cm" fo:margin-right="0.794cm" fo:margin-top="0cm" fo:margin-bottom="0cm" style:line-height-at-least="0.476cm" fo:orphans="2" fo:widows="2" fo:text-indent="0cm" style:auto-text-indent="false" fo:padding="0cm" fo:border="none"/>
      <style:text-properties fo:font-variant="normal" fo:text-transform="none" fo:color="#000000" style:font-name="Trebuchet MS" fo:font-size="9pt" fo:letter-spacing="normal" fo:font-style="normal" fo:font-weight="normal"/>
    </style:style>
    <style:style style:name="P24" style:family="paragraph" style:parent-style-name="Text_20_body" style:list-style-name="L10">
      <style:paragraph-properties fo:margin-left="0cm" fo:margin-right="0.794cm" fo:margin-top="0cm" fo:margin-bottom="0cm" style:line-height-at-least="0.476cm" fo:orphans="2" fo:widows="2" fo:text-indent="0cm" style:auto-text-indent="false" fo:padding="0cm" fo:border="none"/>
      <style:text-properties fo:font-variant="normal" fo:text-transform="none" fo:color="#000000" style:font-name="Trebuchet MS" fo:font-size="9pt" fo:letter-spacing="normal" fo:font-style="normal" fo:font-weight="normal"/>
    </style:style>
    <style:style style:name="P25" style:family="paragraph" style:parent-style-name="Text_20_body" style:list-style-name="L11">
      <style:paragraph-properties fo:margin-left="0cm" fo:margin-right="0.794cm" fo:margin-top="0cm" fo:margin-bottom="0cm" style:line-height-at-least="0.476cm" fo:orphans="2" fo:widows="2" fo:text-indent="0cm" style:auto-text-indent="false" fo:padding="0cm" fo:border="none"/>
      <style:text-properties fo:font-variant="normal" fo:text-transform="none" fo:color="#000000" style:font-name="Trebuchet MS" fo:font-size="9pt" fo:letter-spacing="normal" fo:font-style="normal" fo:font-weight="normal"/>
    </style:style>
    <style:style style:name="P26" style:family="paragraph" style:parent-style-name="Text_20_body">
      <style:paragraph-properties fo:margin-left="1.217cm" fo:margin-right="0cm" fo:text-align="justify" style:justify-single-word="false" fo:orphans="2" fo:widows="2" fo:text-indent="0cm" style:auto-text-indent="false"/>
      <style:text-properties fo:font-variant="normal" fo:text-transform="none" fo:color="#222222" style:font-name="Times New Roman3" fo:font-size="12pt" fo:letter-spacing="normal" fo:font-style="normal" fo:font-weight="normal" style:font-size-asian="12pt" style:font-style-asian="normal" style:font-size-complex="12pt" style:font-style-complex="normal"/>
    </style:style>
    <style:style style:name="P27" style:family="paragraph" style:parent-style-name="Text_20_body">
      <style:paragraph-properties fo:margin-left="1.217cm" fo:margin-right="0cm" fo:text-align="justify" style:justify-single-word="false" fo:orphans="2" fo:widows="2" fo:text-indent="0cm" style:auto-text-indent="false"/>
      <style:text-properties fo:font-variant="normal" fo:text-transform="none" fo:color="#000000" style:font-name="Trebuchet MS" fo:font-size="9pt" fo:letter-spacing="normal" fo:font-style="normal" fo:font-weight="normal" style:font-size-asian="12pt" style:font-style-asian="normal" style:font-size-complex="12pt" style:font-style-complex="normal"/>
    </style:style>
    <style:style style:name="P28" style:family="paragraph" style:parent-style-name="Text_20_body" style:list-style-name="L2">
      <style:paragraph-properties fo:margin-left="1.164cm" fo:margin-right="0.794cm" fo:margin-top="0cm" fo:margin-bottom="0cm" style:line-height-at-least="0.476cm" fo:orphans="2" fo:widows="2" fo:text-indent="0cm" style:auto-text-indent="false" fo:padding="0cm" fo:border="none"/>
      <style:text-properties fo:font-variant="normal" fo:text-transform="none" fo:color="#000000" style:font-name="Trebuchet MS" fo:font-size="9pt" fo:letter-spacing="normal" fo:font-style="normal" fo:font-weight="normal"/>
    </style:style>
    <style:style style:name="P29" style:family="paragraph" style:parent-style-name="Text_20_body" style:list-style-name="L2">
      <style:paragraph-properties fo:margin-left="1.164cm" fo:margin-right="0.794cm" fo:margin-top="0cm" fo:margin-bottom="0cm" style:line-height-at-least="0.476cm" fo:orphans="2" fo:widows="2" fo:text-indent="0cm" style:auto-text-indent="false" fo:padding="0cm" fo:border="none"/>
    </style:style>
    <style:style style:name="P30" style:family="paragraph" style:parent-style-name="Heading_20_1" style:master-page-name="Standard">
      <style:paragraph-properties style:page-number="auto"/>
      <style:text-properties fo:font-size="14pt" style:font-size-asian="14pt"/>
    </style:style>
    <style:style style:name="P31" style:family="paragraph" style:parent-style-name="Tekst_20_podstawowy_20_wcięty_20_2" style:list-style-name="L1"/>
    <style:style style:name="T1" style:family="text">
      <style:text-properties fo:color="#000000" fo:font-style="italic" fo:font-weight="bold" style:font-style-asian="italic" style:font-weight-asian="bold" style:font-size-complex="10pt" style:font-style-complex="italic" style:font-weight-complex="bold"/>
    </style:style>
    <style:style style:name="T2" style:family="text">
      <style:text-properties fo:color="#000000" fo:font-style="italic" style:font-style-asian="italic" style:font-size-complex="10pt" style:font-style-complex="italic"/>
    </style:style>
    <style:style style:name="T3" style:family="text">
      <style:text-properties fo:color="#000000" style:font-size-complex="10pt"/>
    </style:style>
    <style:style style:name="T4" style:family="text">
      <style:text-properties fo:color="#000000" style:font-name="Trebuchet MS" fo:font-size="9pt" fo:font-style="italic" fo:font-weight="bold" style:font-size-complex="10pt"/>
    </style:style>
    <style:style style:name="T5" style:family="text">
      <style:text-properties fo:color="#000000" style:font-name="Trebuchet MS" fo:font-size="9pt" style:font-size-complex="10pt"/>
    </style:style>
    <style:style style:name="T6" style:family="text">
      <style:text-properties style:font-name="Times New Roman1" fo:font-size="12pt" style:font-name-asian="Times New Roman1" style:font-size-asian="12pt" style:font-name-complex="Times New Roman1" style:font-size-complex="12pt"/>
    </style:style>
    <style:style style:name="T7" style:family="text">
      <style:text-properties style:font-name="Times New Roman2" fo:font-size="12pt" style:font-name-asian="Times New Roman2" style:font-size-asian="12pt" style:font-name-complex="Times New Roman2" style:font-size-complex="12pt"/>
    </style:style>
    <style:style style:name="T8" style:family="text">
      <style:text-properties style:font-name="Times New Roman2" fo:font-size="12pt" style:font-name-asian="Times New Roman2" style:font-size-asian="12pt" style:font-name-complex="Times New Roman2" style:font-size-complex="12pt" officeooo:rsid="0017ae95"/>
    </style:style>
    <style:style style:name="T9" style:family="text">
      <style:text-properties style:font-name="Times New Roman2" fo:font-size="12pt" style:text-underline-style="solid" style:text-underline-width="auto" style:text-underline-color="font-color" style:font-name-asian="Times New Roman2" style:font-size-asian="12pt" style:font-name-complex="Times New Roman2" style:font-size-complex="12pt" officeooo:rsid="0017ae95"/>
    </style:style>
    <style:style style:name="T10" style:family="text">
      <style:text-properties officeooo:rsid="0017ae95"/>
    </style:style>
    <style:style style:name="T11" style:family="text">
      <style:text-properties officeooo:rsid="00191d78"/>
    </style:style>
    <style:style style:name="T12" style:family="text">
      <style:text-properties style:font-name="Times New Roman,Bold" fo:font-size="12pt" style:font-name-asian="Times New Roman,Bold" style:font-size-asian="12pt" style:font-name-complex="Times New Roman,Bold" style:font-size-complex="12pt" officeooo:rsid="00191d78"/>
    </style:style>
    <style:style style:name="T13" style:family="text">
      <style:text-properties officeooo:rsid="001c0c9d"/>
    </style:style>
    <style:style style:name="T14" style:family="text">
      <style:text-properties officeooo:rsid="001d134a"/>
    </style:style>
    <style:style style:name="T15" style:family="text">
      <style:text-properties officeooo:rsid="001d6fdb"/>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style:font-name="Andale Mono" fo:font-weight="bold"/>
    </style:style>
    <style:style style:name="T19" style:family="text">
      <style:text-properties style:font-name="Andale Mono" fo:font-weight="bold" style:font-size-complex="10pt"/>
    </style:style>
    <style:style style:name="T20" style:family="text">
      <style:text-properties fo:font-style="italic" fo:font-weight="bold"/>
    </style:style>
    <style:style style:name="T21" style:family="text">
      <style:text-properties fo:font-variant="normal" fo:text-transform="none" fo:color="#000000" style:font-name="Trebuchet MS" fo:font-size="9pt" fo:letter-spacing="normal" fo:font-style="normal" fo:font-weight="bold"/>
    </style:style>
    <style:style style:name="T22" style:family="text">
      <style:text-properties fo:font-variant="normal" fo:text-transform="none" fo:color="#000000" style:font-name="Trebuchet MS" fo:font-size="9pt" fo:letter-spacing="normal" fo:font-style="normal" fo:font-weight="normal"/>
    </style:style>
    <style:style style:name="T23" style:family="text">
      <style:text-properties fo:font-variant="normal" fo:text-transform="none" fo:color="#000000" style:font-name="Trebuchet MS" fo:font-size="9pt" fo:letter-spacing="normal" fo:font-style="italic" fo:font-weight="bold"/>
    </style:style>
    <style:style style:name="T24" style:family="text">
      <style:text-properties style:font-size-complex="10pt"/>
    </style:style>
    <style:style style:name="T25" style:family="text">
      <style:text-properties fo:font-variant="small-caps" style:font-name="Andale Mono" fo:font-weight="bold"/>
    </style:style>
    <style:style style:name="T26" style:family="text">
      <style:text-properties fo:font-variant="small-caps" fo:color="#0071b9" style:text-line-through-style="none" style:font-name="Andale Mono" fo:font-size="9pt" fo:letter-spacing="normal" fo:font-style="normal" style:text-underline-style="none" fo:font-weight="bold" style:text-blinking="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Zgłoszenie tematu</text:h>
      <text:p text:style-name="Standard"/>
      <text:list xml:id="list1350364394" text:style-name="WW8Num1">
        <text:list-item>
          <text:p text:style-name="P1"><text:span text:style-name="T12">Aplikacja webowa eSkarbnik</text:span></text:p>
        </text:list-item>
      </text:list>
      <text:p text:style-name="P2"/>
      <text:p text:style-name="Standard"><text:span text:style-name="T8"><text:tab/></text:span><text:span text:style-name="T9">Członkowie zespołu:</text:span></text:p>
      <text:p text:style-name="P2"><text:tab/>Marcin Trybus</text:p>
      <text:p text:style-name="P2"><text:tab/>Marcin Kustroń</text:p>
      <text:p text:style-name="P2"><text:tab/>Łukasz Olszewski</text:p>
      <text:p text:style-name="P2"><text:tab/>Tomasz Majczak</text:p>
      <text:p text:style-name="Standard"/>
      <text:list xml:id="list1305993853" text:continue-numbering="true" text:style-name="WW8Num1">
        <text:list-item>
          <text:p text:style-name="P1">Charakterystyka klienta</text:p>
        </text:list-item>
      </text:list>
      <text:p text:style-name="Standard"/>
      <text:p text:style-name="P10">Kilka zdań opisujących klienta, np.</text:p>
      <text:list xml:id="list1927453491" text:style-name="WW8Num2">
        <text:list-item>
          <text:p text:style-name="P6">Nazwa: <text:span text:style-name="T10">InsERT S.A.</text:span></text:p>
        </text:list-item>
        <text:list-item>
          <text:p text:style-name="P6">Forma prawna: Spółka Akcyjna</text:p>
        </text:list-item>
        <text:list-item>
          <text:p text:style-name="P6">Kapitał Akcyjny: <text:span text:style-name="T10">16 000 000 <text:s/></text:span>PLN</text:p>
        </text:list-item>
        <text:list-item>
          <text:p text:style-name="P6">Działalność podstawowa: <text:span text:style-name="T10">dostawca rozwiązań informatycznych dla małych i średnich firm</text:span></text:p>
        </text:list-item>
        <text:list-item>
          <text:p text:style-name="P6">Zatrudnienie: ponad <text:span text:style-name="T10">100</text:span> pracowników</text:p>
        </text:list-item>
      </text:list>
      <text:p text:style-name="P5"/>
      <text:list xml:id="list134680055" text:continue-list="list1305993853" text:style-name="WW8Num1">
        <text:list-item>
          <text:p text:style-name="P1">Cel projektu</text:p>
        </text:list-item>
      </text:list>
      <text:p text:style-name="Standard"/>
      <text:p text:style-name="P8"><text:span text:style-name="T7"><text:tab/>Zadanie polega na opracowaniu aplikacji dającej możliwość prowadzenia własnego budżetu </text:span><text:span text:style-name="T6">domowego n</text:span><text:span text:style-name="T7">a platformie internetowej (InsERT jest autorem systemu obsługi budżetu domowego Skarbnik 4). Proponowany projekt polega również na analizie problemu ze szczególnym uwzględnieniem zmieniającej się sytuacji społeczno</text:span><text:span text:style-name="T6">-technologiczno-gospodarczej w naszym kraj</text:span><text:span text:style-name="T7">u (nowe nawyki konsumenckie, nowe instrumenty płatnicze, rozwój bankowości elektronicznej itp.) i zaprojektowanie mocno ulepszonej, odświeżonej wersji Skarbnika </text:span><text:span text:style-name="T6">- przy </text:span><text:span text:style-name="T7">czym działającej przez Internet na platformie Microsoft Windows Azure.</text:span></text:p>
      <text:p text:style-name="P4"/>
      <text:p text:style-name="P7"><text:span text:style-name="T17"><text:tab/>eSkarbnik</text:span> to program dla wszystkich zainteresowanych równoważeniem budżetu <text:line-break/>i finansów rodziny. Pozwala na uzyskanie większej kontroli nad finansami domowymi. Sklasyfikowanie i poznanie wydatków w budżecie domowym pozwoli ich zmniejszenie. <text:s/>System pozwoli pokazać <text:s/>ukryte koszty w domowych wydatkach. Ukryte koszty domowego budżetu to potencjalne oszczędności. Aplikacja <text:span text:style-name="T17">eSkarbnik</text:span> pozwala skupić się wyłącznie na planowaniu domowego budżetu i reprezentuje ciekawą alternatywę wobec programów <text:line-break/>do żmudnego zarządzania kontami bankowymi. </text:p>
      <text:p text:style-name="P7"></text:p>
      <text:p text:style-name="P7"><text:tab/><text:span text:style-name="T17">eSkarbnik</text:span> pozwoli na szybkie planowanie finansów. Wprowadzanie zamierzonych miesięcznych wydatków umożliwiać będzie lista kategorii. <text:s/>Wczytywanie historii z kont internetowych oraz wprowadzanie poniesionych wydatków pozwalać będzie na monitorowanie ustalonych wcześniej limitów. </text:p>
      <text:p text:style-name="P7"></text:p>
      <text:p text:style-name="P7"><text:tab/>Jeżeli użytkownik mieścić się będzie w ustalonych przez siebie limitach to będzie wiedział z góry <text:s/>ile może oszczędzić każdego miesiąca. Natomiast jeżeli nie będzie się mieścił w limitach to <text:s/>ile powinien oszczędzić. Planowanie budżetu jest znacznie lepsze od oszczędzania na wszystkim, ponieważ posiadanie jakiegokolwiek planu jest tańsze niż nie posiadanie żadnego. <text:span text:style-name="T17">eSkarbnik</text:span> pozwoli na zorganizowanie i zaplanowanie finansów oferując w ten sposób tańszy sposób na życie.</text:p>
      <text:p text:style-name="P7"></text:p>
      <text:p text:style-name="P12"><text:tab/>Kontrolowanie wydatków jest pierwszym krokiem w planowaniu budżetu domowego. Budżet domowy to zestawienie planowanych dochodów i wydatków. Dochody z tytułu umowy o pracę muszą pokrywać wszystkie wydatki jakie zostają ponoszone <text:line-break/><text:soft-page-break/>w ciągu miesiąca. Budżet, czyli zestawienie wydatków i dochodów, pozwoli zachować wypłacalność, jak również znaleźć sposoby na oszczędzanie pieniędzy.</text:p>
      <text:p text:style-name="P14"/>
      <text:list xml:id="list1335586018" text:continue-numbering="true" text:style-name="WW8Num1">
        <text:list-item>
          <text:p text:style-name="P1">Zakres przedsięwzięcia</text:p>
        </text:list-item>
      </text:list>
      <text:p text:style-name="P9"><text:span text:style-name="T2"/></text:p>
      <text:p text:style-name="P11"><text:span text:style-name="T3">Aplikacja w założeniu udostępniać ma pełen obraz finansów z różnych rachunków bankowych bez konieczności logowania się na każde z nich, z osobna. Ponadto wydatki/przychody będą podzielone na kategorie. Umieszczanie w nich wydatków będzie w pełni zautomatyzowane, tzn. system po słowach kluczowych lub numerach rachunków będzie proponował umieszczenie danego wydatku w odpowiedniej kategorii. Jeśli okaże się, że zaproponowana decyzja systemu nie będzie odpowiednia, wówczas można podać ją ręcznie. Podział taki umożliwi kreowanie przejrzystych wykresów kołowych i słupkowych, które natychmiast pozwolą Ci stwierdzić na co najwięcej wydajesz pieniędzy. „eSkarbnik” będzie również umożliwiał nadawanie limitów wydatków ze względu na te kategorie, <text:line-break/>i informował użytkownika o zbliżeniu się do limitu. Przykładowo można ustalić pułap wydatków na artykuły spożywcze w granicach 500-600 zł miesięcznie.<text:line-break/>Alert zdarzeń będzie informował użytkownika o wcześniej określonych wpływach na konto (np. wypłata) lub dużych, jednorazowych wydatkach.<text:line-break/>Z „eSkarbnikiem” łatwo zaoszczędzisz pieniądze na dany cel. Funkcja przypomnienia nie pozwoli Ci zapomnieć o odłożeniu określonej kwoty. Do portfela można również dopisać kwoty, których nie uwzględnia historia rachunku bankowa, czyli inne przychody, typu na przykład upominek. Jeśli posiadasz kilka kont bankowych, „eSkarbnik” podsumuje Twoje przychody przelane pomiędzy kontami, wynikające z oprocentowania danego konta.</text:span></text:p>
      <text:p text:style-name="P11"><text:span text:style-name="T3"/></text:p>
      <text:p text:style-name="P27"><text:span text:style-name="T24">Na stronie głównej programu umieszczono najważniejsze informacje związane z budżetem domowym użytkownika programu. Wygląd strony zależy od ustawień dokonanych przez użytkownika za pomocą funkcji </text:span><text:span text:style-name="T19">Opcje</text:span><text:span text:style-name="T24">, wywoływanej z menu </text:span><text:span text:style-name="T19">Widok</text:span><text:span text:style-name="T24">oraz od tego, jak wiele danych wprowadzono do programu. Strona główna może zawierać następujące sekcje:</text:span></text:p>
      <text:list xml:id="list1828933587" text:style-name="L2">
        <text:list-item>
          <text:p text:style-name="P28"><text:span text:style-name="T16">Alarmy i limity</text:span> (jeśli został określony limit do konta bądź transakcji, wówczas w tej sekcji pojawi się zdefiniowany przez użytkownika komunikat o tym informujący).</text:p>
        </text:list-item>
        <text:list-item>
          <text:p text:style-name="P29"><text:span text:style-name="T21">Najczęściej wykonywane operacje</text:span><text:span text:style-name="T22"> (tu znajduje się lista operacji, które najczęściej wykonuje się za pomocą programu </text:span><text:span text:style-name="Strong_20_Emphasis"><text:span text:style-name="T23">Skarbnik 4</text:span></text:span><text:span text:style-name="T22">, są to, m.in. rejestrowanie wpłat i wypłat, dodawanie kont, drukowanie przelewów).</text:span></text:p>
        </text:list-item>
        <text:list-item>
          <text:p text:style-name="P28"><text:span text:style-name="T16">Transakcje okresowe</text:span> (tu pojawiać się będą wszystkie zdefiniowane przez użytkownika transakcje okresowe).</text:p>
        </text:list-item>
        <text:list-item>
          <text:p text:style-name="P28"><text:span text:style-name="T16">Podsumowanie sald</text:span> (w tej sekcji znajdzie się lista kont utworzonych przez użytkownika, np. konto gotówkowe, bankowe ROR, konto odzwierciedlające stan finansów na kartach kredytowych wraz z kwotami znajdującymi się na tych kontach).</text:p>
        </text:list-item>
        <text:list-item>
          <text:p text:style-name="P28"><text:span text:style-name="T16">Saldo wybranych kont</text:span> (w tym miejscu przestawiony jest stan sald wybranych kont, utworzonych przez użytkownika, np. Eurokonto, Kieszeń, Domowe, Lokata miesięczna itp.).</text:p>
        </text:list-item>
        <text:list-item>
          <text:p text:style-name="P28"><text:span text:style-name="T16">Wybrany raport</text:span> (tu pojawi się graficznie przedstawiony wybrany raport, np. obrazujący historię salda).</text:p>
        </text:list-item>
        <text:list-item>
          <text:p text:style-name="P28"><text:span text:style-name="T16">Kursy najpopularniejszych walut</text:span> (w tym miejscu znajdą się nazwy oraz kursy najpopularniejszych walut, np. dolara amerykańskiego, euro).</text:p>
        </text:list-item>
        <text:list-item>
          <text:p text:style-name="P28"><text:span text:style-name="T16">Kursy walorów</text:span> (w tej sekcji znajdą się kursy wybranych przez użytkownika walorów, np. akcji, obligacji).</text:p>
        </text:list-item>
        <text:list-item>
          <text:p text:style-name="P28"><text:span text:style-name="T16">Plan wydatków</text:span> (ta sekcja zawierać będzie plan wydatków na aktualny miesiąc).</text:p>
        </text:list-item>
        <text:list-item>
          <text:p text:style-name="P29"><text:span text:style-name="T21">Ustawienia aktualizacji</text:span><text:span text:style-name="T22"> (w tej sekcji znajdą się funkcje, za pomocą których będzie można już na poziomie strony głównej </text:span><text:span text:style-name="Strong_20_Emphasis"><text:span text:style-name="T23">Skarbnika 4</text:span></text:span><text:span text:style-name="T22"> dokonać aktualizacji np. walut, walorów, oferty banków; przy każdej pozycji znajduje się data wykonania ostatniej aktualizacji).</text:span></text:p>
        </text:list-item>
        <text:list-item>
          <text:p text:style-name="P28"><text:span text:style-name="T16">Raporty</text:span> (tu można szybko uruchomić wybrany rodzaj raportów: standardowe, inwestycyjne lub dotyczące analizy planów).</text:p>
        </text:list-item>
        <text:list-item>
          <text:p text:style-name="P28"><text:soft-page-break/><text:span text:style-name="T16">Ulubione adresy WWW</text:span> (w tej sekcji znajdują się wybrane przez użytkownika adresy stron internetowych).</text:p>
        </text:list-item>
      </text:list>
      <text:p text:style-name="P11"><text:span text:style-name="T3"/></text:p>
      <text:p text:style-name="P26"><text:span text:style-name="T5">Konta oraz transakcje, które można na nich przeprowadzić, stanowią podstawę</text:span><text:span text:style-name="Strong_20_Emphasis"><text:span text:style-name="T4">Skarbnika 4</text:span></text:span><text:span text:style-name="T5">.</text:span></text:p>
      <text:p text:style-name="P15">Na poziomie modułu <text:span text:style-name="T25">Konta</text:span> można wykonać następujące operacje:</text:p>
      <text:list xml:id="list1567871020" text:style-name="L3">
        <text:list-item>
          <text:p text:style-name="P17">dodać nowe konto (istnieje możliwość zdefiniowania wielu kont do każdego rodzaju konta);</text:p>
        </text:list-item>
        <text:list-item>
          <text:p text:style-name="P17">edytować konto (poprawić konto istniejące);</text:p>
        </text:list-item>
        <text:list-item>
          <text:p text:style-name="P17">usunąć wybrane konto;</text:p>
        </text:list-item>
        <text:list-item>
          <text:p text:style-name="P17">uzgodnić konto (oznacza to, że konto elektroniczne będzie odzwierciedlać rzeczywisty stan konta bankowego);</text:p>
        </text:list-item>
        <text:list-item>
          <text:p text:style-name="P17">zablokować konto (jeśli dane konto nie jest używane, a ma pojawiać się w różnego rodzaju zestawieniach);</text:p>
        </text:list-item>
        <text:list-item>
          <text:p text:style-name="P17">odblokować konto.</text:p>
        </text:list-item>
      </text:list>
      <text:p text:style-name="P15">Program udostępnia następujące rodzaje kont:</text:p>
      <text:list xml:id="list1108180935" text:style-name="L4">
        <text:list-item>
          <text:p text:style-name="P18">bankowe (ROR);</text:p>
        </text:list-item>
        <text:list-item>
          <text:p text:style-name="P18">gotówkowe (kieszeń);</text:p>
        </text:list-item>
        <text:list-item>
          <text:p text:style-name="P18">inwestycyjne;</text:p>
        </text:list-item>
        <text:list-item>
          <text:p text:style-name="P18">karta debetowa/płatnicza;</text:p>
        </text:list-item>
        <text:list-item>
          <text:p text:style-name="P18">karta płatnicza VISA;</text:p>
        </text:list-item>
        <text:list-item>
          <text:p text:style-name="P18">lokata;</text:p>
        </text:list-item>
        <text:list-item>
          <text:p text:style-name="P18">kredyt.</text:p>
        </text:list-item>
      </text:list>
      <text:p text:style-name="P15">Podczas zakładania nowego konta użytkownik może posłużyć się funkcją <text:span text:style-name="T18">Wybór z oferty banków</text:span>, która zawiera wiele szablonów różnych rodzajów kont, dostępnych w ofercie banków w Polsce.</text:p>
      <text:p text:style-name="P15">Na każdym z rodzajów kont (prócz inwestycyjnych) można przeprowadzić następujące operacje:</text:p>
      <text:list xml:id="list790852797" text:style-name="L5">
        <text:list-item>
          <text:p text:style-name="P19">wpłaty;</text:p>
        </text:list-item>
        <text:list-item>
          <text:p text:style-name="P19">wypłaty;</text:p>
        </text:list-item>
        <text:list-item>
          <text:p text:style-name="P19">transfery (przeniesienie kwot z jednego konta na inne).</text:p>
        </text:list-item>
      </text:list>
      <text:p text:style-name="P15">Na kontach inwestycyjnych natomiast dostępne operacje to zakup i sprzedaż inwestycji.</text:p>
      <text:p text:style-name="P15">Dzięki modułowi <text:span text:style-name="T25">Konta</text:span> istnieje również możliwość stworzenia transakcji szablonowych, czyli gotowych schematów, które można wykorzystać przy dokonywaniu pewnych cyklicznych operacji (np. zapłata za gaz).</text:p>
      <text:p text:style-name="P15">Z poziomu modułu <text:span text:style-name="T25">Konta</text:span> można również wydrukować wpłaty lub przelewy. Wydrukowane dokumenty są zgodne ze standardami wydruków wymaganymi przez banki.</text:p>
      <text:p text:style-name="P15"/>
      <text:p text:style-name="P15">Moduł <text:span text:style-name="T25">Terminarz</text:span> składa się z trzech elementów:</text:p>
      <text:list xml:id="list1332793430" text:style-name="L6">
        <text:list-item>
          <text:p text:style-name="P20">kalendarza;</text:p>
        </text:list-item>
        <text:list-item>
          <text:p text:style-name="P20">listy reguł transakcji;</text:p>
        </text:list-item>
        <text:list-item>
          <text:p text:style-name="P20">listy transakcji czekających</text:p>
        </text:list-item>
      </text:list>
      <text:p text:style-name="P15">W <text:span text:style-name="T18">Kalendarzu</text:span> znajdą się wszystkie zdefiniowane reguły transakcji i wprowadzone notatki. Dwa kolejne elementy modułu zawierają zdefiniowane reguły transakcji oraz listę transakcji oczekujących.</text:p>
      <text:p text:style-name="P15">Dzięki modułowi możliwe jest:</text:p>
      <text:list xml:id="list196848472" text:style-name="L7">
        <text:list-item>
          <text:p text:style-name="P21">zdefiniowanie reguł transakcji oczekujących, czyli ustalenie, w jakim okresie i z jaką częstotliwością program ma automatycznie wykonywać żądaną operację (wpłatę bądź wypłatę);</text:p>
        </text:list-item>
        <text:list-item>
          <text:p text:style-name="P21">przeglądanie listy utworzonych reguł transakcji;</text:p>
        </text:list-item>
        <text:list-item>
          <text:p text:style-name="P21">przeglądanie listy transakcji oczekujących, czyli utworzonych na podstawie reguł i czekających na realizację;</text:p>
        </text:list-item>
        <text:list-item>
          <text:p text:style-name="P21">rejestrowanie transakcji oczekujących - przeniesienie transakcji z oczekującej do wykonanej (czyli takiej, która wpływa na saldo konta);</text:p>
        </text:list-item>
        <text:list-item>
          <text:p text:style-name="P21">możliwość sporządzania różnego rodzaju notatek (np. "Odebrać ubrania z pralni", "Wizyta u dentysty" itp.), które pojawiać się będą na stronie głównej.</text:p>
        </text:list-item>
      </text:list>
      <text:p text:style-name="P15">Dodatkowo w module wyświetlane jest okno z listą transakcji oczekujących na dany dzień.</text:p>
      <text:p text:style-name="P15"/>
      <text:p text:style-name="P15"/>
      <text:p text:style-name="P15">W module tym można wykonać następujące operacje:</text:p>
      <text:list xml:id="list524352246" text:style-name="L8">
        <text:list-item>
          <text:p text:style-name="P22">dodać nowy limit;</text:p>
        </text:list-item>
        <text:list-item>
          <text:p text:style-name="P22">poprawić istniejący limit;</text:p>
        </text:list-item>
        <text:list-item>
          <text:p text:style-name="P22">usunąć limit.</text:p>
        </text:list-item>
      </text:list>
      <text:p text:style-name="P15">Możliwe jest ustalenie następujących limitów:</text:p>
      <text:list xml:id="list2062119205" text:style-name="L9">
        <text:list-item>
          <text:p text:style-name="P23">do konta - nieokresowych;</text:p>
        </text:list-item>
        <text:list-item>
          <text:p text:style-name="P23">do konta - okresowych;</text:p>
        </text:list-item>
        <text:list-item>
          <text:p text:style-name="P23"><text:soft-page-break/>do kategorii - okresowych.</text:p>
        </text:list-item>
      </text:list>
      <text:p text:style-name="P15">Limit okresowy sprawdza, czy zostały przekroczone ustalone wartości limitu w zdefiniowanym przez użytkownika przedziale czasu.</text:p>
      <text:p text:style-name="P15">Moduł ten pozwala ustalić limity maksymalne i minimalne.</text:p>
      <text:p text:style-name="P15">Do każdego limitu użytkownik może dodać komunikat. Zostanie on wyświetlony przy uruchomieniu programu w sytuacji, gdy limit zostanie przekroczony.</text:p>
      <text:p text:style-name="P15"/>
      <text:p text:style-name="P15"/>
      <text:p text:style-name="P15">Moduł <text:span text:style-name="T25">Inwestycje</text:span> pozwala na zarządzanie inwestycjami na stworzonych kontach inwestycyjnych.</text:p>
      <text:p text:style-name="P16"><text:span text:style-name="T22">Warto pamiętać, że inwestycje są ściśle powiązane z danym kontem inwestycyjnym, dlatego aby dokonać operacji związanych z inwestycjami, należy wcześniej w module</text:span><text:a xlink:type="simple" xlink:href="/o_skarbniku/przewodnik/konta.html"><text:span text:style-name="T26">Konta</text:span></text:a><text:span text:style-name="T22"> stworzyć odpowiednie konto inwestycyjne.</text:span></text:p>
      <text:p text:style-name="P15">W oknie głównym modułu program wyświetla bieżącą wartość portfela, czyli sumę wszystkich inwestycji (np. akcji, obligacji, dzieł sztuki, metali szlachetnych, itp.) oraz transakcji dotyczących tych inwestycji.</text:p>
      <text:p text:style-name="P15">Z poziomu modułu <text:span text:style-name="T25">Inwestycje</text:span> można:</text:p>
      <text:list xml:id="list1601748556" text:style-name="L10">
        <text:list-item>
          <text:p text:style-name="P24">dodać nową inwestycję;</text:p>
        </text:list-item>
        <text:list-item>
          <text:p text:style-name="P24">dokonać edycji danych dotyczących inwestycji;</text:p>
        </text:list-item>
        <text:list-item>
          <text:p text:style-name="P24">usunąć inwestycję w danym koncie inwestycyjnym;</text:p>
        </text:list-item>
        <text:list-item>
          <text:p text:style-name="P24">dokonać aktualizacji kursów inwestycji;</text:p>
        </text:list-item>
        <text:list-item>
          <text:p text:style-name="P24">przejrzeć listę transakcji wskazanej inwestycji wybranego konta inwestycyjnego.</text:p>
        </text:list-item>
      </text:list>
      <text:p text:style-name="P15"/>
      <text:p text:style-name="P15"/>
      <text:p text:style-name="P15">Moduł <text:span text:style-name="T25">Plany</text:span> <text:span text:style-name="Strong_20_Emphasis"><text:span text:style-name="T20">Skarbnika 4</text:span></text:span> pozwala stworzyć plan budżetowy.</text:p>
      <text:p text:style-name="P15">Użytkownik może sporządzić nowy plan, posługując się <text:span text:style-name="T18">Kreatorem nowego planu wydatków i przychodów</text:span> lub dodając poszczególne pozycje planu (jednorazowe lub comiesięczne) za pomocą funkcji znajdujących się w drzewie opcji.</text:p>
      <text:p text:style-name="P15">Na stronie głównej modułu <text:span text:style-name="T25">Plany</text:span> program przedstawia środki zaplanowane oraz środki zrealizowane w poszczególnych kategoriach (np. "Comiesięczne wydatki na mieszkanie"). Program wyliczy również bilans planu wydatków.</text:p>
      <text:p text:style-name="P15"/>
      <text:p text:style-name="P15"/>
      <text:p text:style-name="P15"/>
      <text:p text:style-name="P15">Dzięki modułowi <text:span text:style-name="T25">Raporty</text:span> możliwe jest uzyskanie różnego rodzaju raportów. W<text:span text:style-name="Strong_20_Emphasis"><text:span text:style-name="T20">Skarbniku 4</text:span></text:span> dostępne są następujące grupy zestawień:</text:p>
      <text:list xml:id="list437872803" text:style-name="L11">
        <text:list-item>
          <text:p text:style-name="P25"><text:span text:style-name="T16">standardowe</text:span> (m.in. dotyczące stanu finansów; obrazujące historię wydatków i przychodów w wybranym okresie; porównujące wydatki i przychody);</text:p>
        </text:list-item>
        <text:list-item>
          <text:p text:style-name="P25"><text:span text:style-name="T16">analiza planów</text:span> (m.in. obrazujące stosunek zaplanowanych wydatków lub wpływów do stanu rzeczywistego ujęciu miesięcznym lub w rozbiciu na ustalone w programie kategorie, przedstawiające zaplanowane i rzeczywiste wydatki oraz wpływy w ujęciu miesięcznym);</text:p>
        </text:list-item>
        <text:list-item>
          <text:p text:style-name="P25"><text:span text:style-name="T16">inwestycyjne</text:span> (m.in. przedstawiające strukturę portfela według dokonanych inwestycji lub według określonych typów inwestycji, dotyczących historii inwestycji).</text:p>
        </text:list-item>
      </text:list>
      <text:p text:style-name="P15">Raporty tworzone są na podstawie wprowadzonych do programu danych. Użytkownik może wybrać sposób, w jaki raporty mają być przedstawiane: w postaci tabel, wykresów kolumnowych, wykresów kołowych.</text:p>
      <text:p text:style-name="P15"/>
      <text:p text:style-name="P11"><text:span text:style-name="T3"/></text:p>
      <text:p text:style-name="P9"/>
      <text:list xml:id="list1916590709" text:continue-list="list1335586018" text:style-name="WW8Num1">
        <text:list-item>
          <text:p text:style-name="P1">Rozpoznanie rynku</text:p>
        </text:list-item>
      </text:list>
      <text:p text:style-name="Standard"><text:tab/></text:p>
      <text:p text:style-name="Standard"><text:span text:style-name="T13"><text:tab/>Po wstępnym rozpoznaniu rynku okazało się, iż rynek jest nasycony oprogramowaniem <text:tab/>tego <text:tab/>typu, </text:span><text:span text:style-name="T14">tj. ułatwiającym zarządzanie budżetem domowym</text:span><text:span text:style-name="T13">. <text:s/></text:span><text:tab/></text:p>
      <text:p text:style-name="Standard"><text:tab/></text:p>
      <text:p text:style-name="Standard"><text:tab/><text:span text:style-name="T15">Wykaz przykładowych, konkurencyjnych aplikacji:</text:span><text:tab/></text:p>
      <text:list xml:id="list677754274" text:style-name="L1">
        <text:list-item>
          <text:p text:style-name="P31">Budżet domowy,</text:p>
        </text:list-item>
        <text:list-item>
          <text:p text:style-name="P31">DBBD Twój Budżet,</text:p>
        </text:list-item>
        <text:list-item>
          <text:p text:style-name="P31">Domowe Finanse,</text:p>
        </text:list-item>
        <text:list-item>
          <text:p text:style-name="P31">ePortfel Lite,</text:p>
        </text:list-item>
        <text:list-item>
          <text:p text:style-name="P31">Interesik,</text:p>
        </text:list-item>
        <text:list-item>
          <text:p text:style-name="P31">Menedżer Finansów</text:p>
        </text:list-item>
        <text:list-item>
          <text:p text:style-name="P31">Mister Budget</text:p>
        </text:list-item>
        <text:list-item>
          <text:p text:style-name="P31">apartSOFT Finanse</text:p>
        </text:list-item>
        <text:list-item>
          <text:p text:style-name="P31">Skarbnik 4</text:p>
        </text:list-item>
        <text:list-item>
          <text:p text:style-name="P31"><text:soft-page-break/>Kontomierz</text:p>
        </text:list-item>
      </text:list>
      <text:p text:style-name="Tekst_20_podstawowy_20_wcięty_20_2"/>
      <text:p text:style-name="Standard"/>
      <text:list xml:id="list411163855" text:continue-list="list1916590709" text:style-name="WW8Num1">
        <text:list-item>
          <text:p text:style-name="P1">Preferowane środowisko implementacji klienta</text:p>
        </text:list-item>
      </text:list>
      <text:p text:style-name="P13"/>
      <text:list xml:id="list1500465226" text:continue-numbering="true" text:style-name="WW8Num1">
        <text:list-item>
          <text:p text:style-name="P1">Preferowane środowisko implementacji wytwórcy</text:p>
        </text:list-item>
      </text:list>
      <text:p text:style-name="P13"/>
      <text:list xml:id="list1227474227" text:continue-numbering="true" text:style-name="WW8Num1">
        <text:list-item>
          <text:p text:style-name="P3">Źródła informacji: materialne i ludzkie. Zasady dostępu do źródeł informacji.</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Wingdings" svg:font-family="Wingdings" style:font-pitch="variable" style:font-charset="x-symbol"/>
    <style:font-face style:name="Symbol" svg:font-family="Symbol" style:font-family-generic="roman" style:font-pitch="variable" style:font-charset="x-symbol"/>
    <style:font-face style:name="Andale Mono" svg:font-family="'Andale Mono', 'Lucida Console', 'Courier New', Courier, monospace"/>
    <style:font-face style:name="OpenSymbol" svg:font-family="OpenSymbol"/>
    <style:font-face style:name="Times New Roman3" svg:font-family="'Times New Roman'"/>
    <style:font-face style:name="Trebuchet MS" svg:font-family="'Trebuchet MS', Helvetica, Jamrul, sans-serif"/>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Bold" svg:font-family="'Times New Roman,Bol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Text_20_body_20_indent" style:display-name="Text body indent" style:family="paragraph" style:parent-style-name="Standard" style:class="text">
      <style:paragraph-properties fo:margin-left="1.249cm" fo:margin-right="0cm" fo:text-indent="0cm" style:auto-text-indent="false"/>
      <style:text-properties fo:font-style="italic" style:font-style-asian="italic" style:font-style-complex="italic"/>
    </style:style>
    <style:style style:name="Tekst_20_podstawowy_20_wcięty_20_2" style:display-name="Tekst podstawowy wcięty 2" style:family="paragraph" style:parent-style-name="Standard">
      <style:paragraph-properties fo:margin-left="0.953cm" fo:margin-right="0cm" fo:text-indent="0cm" style:auto-text-indent="false"/>
      <style:text-properties fo:font-style="italic" style:font-style-asian="italic" style:font-style-complex="italic"/>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953cm" fo:text-indent="-0.635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303cm" fo:text-indent="-0.318cm" fo:margin-left="7.303cm"/>
        </style:list-level-properties>
      </text:list-level-style-number>
      <text:list-level-style-number text:level="7" style:num-suffix="." style:num-format="1">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113cm"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10-09T14:48:13</meta:creation-date>
    <dc:date>2010-10-15T21:57:24</dc:date>
    <meta:editing-duration>PT01H44M39S</meta:editing-duration>
    <meta:editing-cycles>25</meta:editing-cycles>
    <meta:generator>OpenOffice.org/3.1$Linux OpenOffice.org_project/310m19$Build-9420</meta:generator>
    <dc:creator>maja </dc:creator>
    <meta:document-statistic meta:table-count="0" meta:image-count="0" meta:object-count="0" meta:page-count="5" meta:paragraph-count="120" meta:word-count="1597" meta:character-count="12003"/>
  </office:meta>
</office:document-meta>
</file>